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rebuchet MS" svg:font-family="'Trebuchet MS', Verdana, Arial, Helvetic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2"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style>
    <style:style style:name="P5" style:family="paragraph" style:parent-style-name="Standard" style:list-style-name="">
      <style:paragraph-properties fo:margin-left="0in" fo:margin-right="0in" fo:margin-top="0in" fo:margin-bottom="0in" fo:line-height="100%"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properties fo:font-weight="bold" style:font-weight-asian="bold" style:font-weight-complex="bold"/>
    </style:style>
    <style:style style:name="P7"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bold" style:font-size-asian="10.5pt" style:font-weight-asian="bold" style:font-size-complex="10.5pt" style:font-weight-complex="bold"/>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9" style:family="paragraph" style:parent-style-name="Standard" style:list-style-name="">
      <style:paragraph-properties fo:margin-left="0in" fo:margin-right="0in" fo:margin-top="0in" fo:margin-bottom="0in" fo:line-height="100%" fo:text-indent="0in" style:auto-text-indent="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0"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11" style:family="paragraph" style:parent-style-name="Text_20_body" style:list-style-name="L2">
      <style:paragraph-properties fo:margin-left="0in" fo:margin-right="0in" fo:margin-top="0in" fo:margin-bottom="0in" fo:line-height="100%" fo:text-indent="0in" style:auto-text-indent="false"/>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2" style:family="paragraph" style:parent-style-name="Text_20_body">
      <style:paragraph-properties fo:margin-left="0in" fo:margin-right="0in" fo:margin-top="0in" fo:margin-bottom="0in" fo:line-height="100%" fo:text-indent="0in" style:auto-text-indent="false"/>
      <style:text-properties fo:font-variant="normal" fo:text-transform="none" fo:color="#00000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P13" style:family="paragraph" style:parent-style-name="Text_20_body" style:list-style-name="">
      <style:paragraph-properties fo:margin-left="0in" fo:margin-right="0in" fo:margin-top="0in" fo:margin-bottom="0in" fo:line-height="100%" fo:text-align="center" style:justify-single-word="false" fo:text-indent="0in" style:auto-text-indent="false"/>
      <style:text-properties fo:font-variant="normal" fo:text-transform="none" fo:color="#000000" style:font-name="Georgia" fo:font-size="10.5pt" fo:letter-spacing="normal" fo:language="zxx" fo:country="none" fo:font-style="normal"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P14" style:family="paragraph" style:parent-style-name="Text_20_body" style:list-style-name="L1">
      <style:paragraph-properties fo:margin-left="0in" fo:margin-right="0in" fo:margin-top="0in" fo:margin-bottom="0in" fo:line-height="100%" fo:text-align="start" style:justify-single-word="false" fo:orphans="2" fo:widows="2" fo:text-indent="0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15" style:family="paragraph" style:parent-style-name="No_20_Spacing" style:master-page-name="Standard">
      <style:paragraph-properties fo:text-align="center" style:justify-single-word="false" style:page-number="auto"/>
      <style:text-properties style:font-name="Georgia" fo:font-size="14pt" style:font-size-asian="14pt" style:font-name-complex="Times New Roman" style:font-size-complex="14pt"/>
    </style:style>
    <style:style style:name="P16" style:family="paragraph" style:parent-style-name="No_20_Spacing">
      <style:paragraph-properties fo:margin-left="0in" fo:margin-right="0in" fo:line-height="100%" fo:text-indent="0in" style:auto-text-indent="false"/>
      <style:text-properties style:font-name="Georgia" fo:font-size="10.5pt" style:font-size-asian="10.5pt" style:font-size-complex="10.5pt"/>
    </style:style>
    <style:style style:name="P17" style:family="paragraph" style:parent-style-name="No_20_Spacing">
      <style:paragraph-properties fo:margin-left="0in" fo:margin-right="0in" fo:line-height="100%" fo:text-indent="0in" style:auto-text-indent="false"/>
      <style:text-properties style:font-name="Georgia" fo:font-size="10.5pt" style:font-size-asian="10.5pt" style:font-name-complex="Times New Roman" style:font-size-complex="10.5pt"/>
    </style:style>
    <style:style style:name="P18" style:family="paragraph" style:parent-style-name="No_20_Spacing">
      <style:paragraph-properties fo:text-align="center" style:justify-single-word="false"/>
      <style:text-properties style:font-name="Georgia" fo:font-size="10.5pt" style:font-size-asian="10.5pt" style:font-name-complex="Times New Roman" style:font-size-complex="10.5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font-name="Georgia" fo:font-size="10.5pt" fo:font-weight="bold" style:font-size-asian="10.5pt" style:font-weight-asian="bold" style:font-name-complex="Times New Roman" style:font-size-complex="10.5pt" style:font-weight-complex="bold"/>
    </style:style>
    <style:style style:name="T5" style:family="text">
      <style:text-properties style:font-name="Georgia" fo:font-size="10.5pt" style:font-size-asian="10.5pt" style:font-name-complex="Times New Roman" style:font-size-complex="10.5pt"/>
    </style:style>
    <style:style style:name="T6" style:family="text">
      <style:text-properties style:font-name="Georgia" fo:font-weight="bold" style:font-weight-asian="bold" style:font-name-complex="Times New Roman"/>
    </style:style>
    <style:style style:name="T7" style:family="text">
      <style:text-properties style:font-name="Georgia" fo:font-weight="bold" style:font-weight-asian="bold" style:font-name-complex="Times New Roman" style:font-weight-complex="bold"/>
    </style:style>
    <style:style style:name="T8" style:family="text">
      <style:text-properties style:font-name="Georgia" style:font-name-complex="Times New Roman"/>
    </style:style>
    <style:style style:name="T9" style:family="text">
      <style:text-properties fo:language="zxx" fo:country="none" style:font-name-asian="Georgia" style:language-asian="zxx" style:country-asian="none" style:font-name-complex="Georgia" style:language-complex="zxx" style:country-complex="none"/>
    </style:style>
    <style:style style:name="T10" style:family="text">
      <style:text-properties fo:language="zxx" fo:country="none"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1" style:family="text">
      <style:text-properties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12" style:family="text">
      <style:text-properties fo:color="#000000" style:font-name="Georgia" fo:font-size="12pt" fo:language="zxx" fo:country="none" fo:font-weight="normal" fo:background-color="transparent"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T13" style:family="text">
      <style:text-properties fo:color="#000000" style:font-name="Georgia" fo:font-size="12pt" fo:language="zxx" fo:country="none" style:text-underline-style="none" fo:font-weight="normal" fo:background-color="transparent" style:font-name-asian="Georgia" style:font-size-asian="12pt" style:language-asian="zxx" style:country-asian="none" style:font-weight-asian="normal" style:font-name-complex="Georgia" style:font-size-complex="12pt" style:language-complex="zxx" style:country-complex="none" style:font-weight-complex="normal"/>
    </style:style>
    <style:style style:name="T14"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5" style:family="text">
      <style:text-properties fo:color="#000000" style:font-name="Georgia" fo:font-size="10.5pt" fo:language="zxx" fo:country="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6" style:family="text">
      <style:text-properties fo:color="#000000" style:font-name="Georgia" fo:font-size="10.5pt" fo:language="zxx" fo:country="none" fo:font-weight="bold" style:font-name-asian="Georgia" style:font-size-asian="10.5pt" style:language-asian="zxx" style:country-asian="none" style:font-weight-asian="bold" style:font-name-complex="Georgia" style:font-size-complex="10.5pt" style:language-complex="zxx" style:country-complex="none" style:font-weight-complex="bold"/>
    </style:style>
    <style:style style:name="T17"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8" style:family="text">
      <style:text-properties fo:color="#000000" style:font-name="Georgia" fo:font-size="10.5pt" fo:language="zxx" fo:country="none" style:text-underline-style="solid" style:text-underline-width="auto" style:text-underline-color="font-color"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9" style:family="text">
      <style:text-properties fo:color="#000000" style:font-name="Georgia" fo:font-size="10.5pt" fo:language="zxx" fo:country="none" style:text-underline-style="none" fo:font-weight="normal" fo:background-color="transparent"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20" style:family="text">
      <style:text-properties fo:color="#000000" style:font-name="Georgia"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21" style:family="text">
      <style:text-properties fo:color="#000000" style:font-name="Georgia" fo:language="zxx" fo:country="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2" style:family="text">
      <style:text-properties fo:color="#000000" style:font-name="Georgia" fo:language="zxx" fo:country="none" fo:font-style="italic" fo:font-weight="normal" style:font-name-asian="Georgia" style:language-asian="zxx" style:country-asian="none" style:font-style-asian="italic" style:font-weight-asian="normal" style:font-name-complex="Georgia" style:language-complex="zxx" style:country-complex="none" style:font-style-complex="italic" style:font-weight-complex="normal"/>
    </style:style>
    <style:style style:name="T23" style:family="text">
      <style:text-properties fo:color="#000000" style:font-name="Georgia" fo:language="zxx" fo:country="none" style:text-underline-style="none" fo:font-weight="normal" fo:background-color="transparent" style:font-name-asian="Georgia" style:language-asian="zxx" style:country-asian="none" style:font-weight-asian="normal" style:font-name-complex="Georgia" style:language-complex="zxx" style:country-complex="none" style:font-weight-complex="normal"/>
    </style:style>
    <style:style style:name="T24" style:family="text">
      <style:text-properties fo:color="#000000"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25" style:family="text">
      <style:text-properties fo:color="#000000" fo:language="en" fo:country="US" fo:font-weight="normal" style:font-name-asian="Georgia" style:language-asian="zxx" style:country-asian="none" style:font-weight-asian="normal" style:font-name-complex="Georgia" style:language-complex="zxx" style:country-complex="none" style:font-weight-complex="normal"/>
    </style:style>
    <style:style style:name="T26" style:family="text">
      <style:text-properties style:text-underline-style="solid" style:text-underline-width="auto" style:text-underline-color="font-color" style:font-name-complex="Times New Roman"/>
    </style:style>
    <style:style style:name="T27" style:family="text">
      <style:text-properties fo:font-style="italic"/>
    </style:style>
    <style:style style:name="T28" style:family="text">
      <style:text-properties fo:font-style="italic" style:text-underline-style="solid" style:text-underline-width="auto" style:text-underline-color="font-color"/>
    </style:style>
    <style:style style:name="T29" style:family="text">
      <style:text-properties style:text-underline-style="none" style:font-name-complex="Times New Roman"/>
    </style:style>
    <style:style style:name="T30" style:family="text">
      <style:text-properties fo:font-variant="normal" fo:text-transform="none" style:font-name="Arial1" fo:font-size="12pt" fo:letter-spacing="normal" fo:font-style="normal"/>
    </style:style>
    <style:style style:name="T31" style:family="text">
      <style:text-properties fo:font-variant="normal" fo:text-transform="none" style:font-name="Georgia" fo:font-size="12pt" fo:letter-spacing="normal" fo:font-style="normal"/>
    </style:style>
    <style:style style:name="T32" style:family="text">
      <style:text-properties fo:font-variant="normal" fo:text-transform="none" style:font-name="Georgia" fo:letter-spacing="normal" fo:font-style="normal" style:font-size-asian="10.5pt" style:font-size-complex="10.5pt"/>
    </style:style>
    <style:style style:name="T33" style:family="text">
      <style:text-properties fo:font-variant="normal" fo:text-transform="none" fo:color="#000000" style:font-name="Georgia" fo:font-size="10.5pt" fo:letter-spacing="normal" fo:font-style="normal" fo:font-weight="normal" style:font-size-asian="10.5pt" style:font-size-complex="10.5pt"/>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rrying The Cross</text:p>
      <text:p text:style-name="P18">Joel D. Tice</text:p>
      <text:p text:style-name="P16"><text:span text:style-name="T1">Read:</text:span><text:span text:style-name="T3"> Numbers 21:4-9</text:span></text:p>
      <text:p text:style-name="P17"/>
      <text:p text:style-name="P2"><text:span text:style-name="T6">Text:</text:span><text:span text:style-name="T8"> </text:span><text:span text:style-name="T20">Luke 9:23 “...If any </text:span><text:span text:style-name="T22">man</text:span><text:span text:style-name="T20"> will come after me, let him deny himself, and take up his cross daily, and follow me.”</text:span></text:p>
      <text:p text:style-name="P1"/>
      <text:h text:style-name="P3" text:outline-level="3"><text:span text:style-name="T1">Introduction:</text:span><text:span text:style-name="T3"> There is a progression in the verses that we read from Numbers 21. The </text:span><text:span text:style-name="T29">Children of Israel</text:span><text:span text:style-name="T3"> were tired of things as they were &amp;, we read, that they are “much discouraged.” </text:span></text:h>
      <text:h text:style-name="P2" text:outline-level="3"><text:span text:style-name="T7">Discouraged people:</text:span><text:span text:style-name="T8"> In I </text:span><text:span text:style-name="T23">Samuel 30:6 we read about how one should respond to discouragement It says:</text:span><text:span text:style-name="T21"> “And David was greatly distressed; for the people spake of stoning him, because the soul of all the people was grieved...but David encouraged himself in the LORD his God.” The </text:span><text:span text:style-name="T23">Children of Israel </text:span><text:span text:style-name="T21">did not do this (they acted as most of us would). They tried to find someone to blame and it wasn't hard. They became accusing people.</text:span></text:h>
      <text:h text:style-name="P3" text:outline-level="3"><text:span text:style-name="T2">Accusing people:</text:span><text:span text:style-name="T3"> They chose to accuse God &amp; Moses. When we are unhappy we tend to blame something or someone rather than deal with the issue at hand. It's Moses fault and He claims to get his orders from God so it's God's fault also. The accusing crowd becomes a...</text:span></text:h>
      <text:h text:style-name="P3" text:outline-level="3"><text:span text:style-name="T2">Complaining people:</text:span><text:span text:style-name="T3"> “We don't like the food so therefore we will die here in this wilderness.” It is a short trip from a complaining people to a</text:span></text:h>
      <text:h text:style-name="P3" text:outline-level="3"><text:span text:style-name="T2">Sinning people:</text:span><text:span text:style-name="T3"> It is not a sin to be discouraged but it is sin to accuse and complain. Did you know that it is also a sin to speak against the lead-ers that God places over us? When Israel complained about Moses they were also complaining against God who was directing Moses. When they complained about the “light bread” they were criticizing the cook. God was the cook. In Ezekiel 18:20 we read: “</text:span><text:span text:style-name="T9">The soul that sinneth, it shall die...”</text:span></text:h>
      <text:h text:style-name="P3" text:outline-level="3"><text:span text:style-name="T2">Dying people:</text:span><text:span text:style-name="T3"> In verse 6 we read: “...</text:span><text:span text:style-name="T24">much people of Israel died.” As a result of their sin God had sent fiery serpents among the people and they were dropping like flies. </text:span><text:span text:style-name="T25">There were two types of venomous snakes in that part of the world</text:span><text:span text:style-name="T24">. The one most likely to have bitten the people is called the saw scaled viper. When this snake moves its scales rub together; it sounds like the rubbing of sandpaper. Within moments of a bite from this snake the flesh begins to rot and disintegrate. It is a very painful bite with fatal consequesces if not treated immediately. <text:s/>The people recognized the judgment of God, on their sin, and they were sorry. They became a</text:span></text:h>
      <text:h text:style-name="P4" text:outline-level="3"><text:span text:style-name="T16">Repenting people:</text:span><text:span text:style-name="T14"> God always provides a way out of sin when we ask. Jesus said in John 14:18 “I will not leave you comfortless...” But pastor that verse is talking about the Holy Spirits' coming. Yes it is but the main work of the Holy Spirit is to bring us out of sin and into grace. </text:span></text:h>
      <text:h text:style-name="P6" text:outline-level="3"><text:span text:style-name="T17">Why a brass serpent:</text:span><text:span text:style-name="T14"> Brass always represents humanity. It was made from the rocks/dust of the earth. The serpent represents sin. It was the serpent in the garden that caused Eve and Adam to sin against the Lord. The picture here is a pre New Testament one of our sins on the cross. Jesus is God who becomes man. He takes the sin of the world on himself as He hangs on the cross for our salvation and healing. It is when we see our sin, taken by our savior, on the cross, that we are saved.</text:span></text:h>
      <text:h text:style-name="P7" text:outline-level="3"><text:span text:style-name="T9">Facts of the matter:</text:span><text:span text:style-name="T11"> the camp of Israel stretches over five miles from one end to the other. Do you know how far the horizon is? When the land is flat a 6 ft. man can see about three miles. Doesn't it make you wonder how one who is bitten is able to see the serpent of brass on the pole? Could it be that the pole needed to be carried through out the camp so that people who were bitten in various areas get the opportunity to live?</text:span></text:h>
      <text:h text:style-name="P8" text:outline-level="3"><text:s text:c="2"/>What we need today are a few folks who are willing to carry the cross into areas where it is hard to get into or out of. There are people who are carrying the cross into college campuses and allowing those bitten by sin to look and live. There are some who are carrying the message into the prisons of our land for the same purpose. I had a couple in our church in Maryland who were going into the biker rallies and holding up the cross of Christ. Some take gospel tracts and carry the cross with them wherever they go. </text:h>
      <text:h text:style-name="P7" text:outline-level="3"><text:span text:style-name="T9">Conclude:</text:span><text:span text:style-name="T11"> What about you? Will you pick up the cross and carry it to your family reunion? Would you be willing to carry the cross with you on vacation this summer? How about carrying it to work daily? Could you carry the cross of Christ into the hospital when you go to visit a friend? </text:span></text:h>
      <text:h text:style-name="P12" text:outline-level="3">Concluding Hymn</text:h>
      <text:h text:style-name="P13" text:outline-level="3">Look and Live</text:h>
      <text:list xml:id="list1381956978705303551" text:style-name="L2">
        <text:list-header>
          <text:h text:style-name="P11" text:outline-level="3">1. I’ve a message from the Lord, hallelujah! <text:s/>This message unto you I’ll give, <text:s/>’Tis recorded in His word, hallelujah! It is only that you “look and live.”</text:h>
          <text:h text:style-name="P11" text:outline-level="3"/>
        </text:list-header>
      </text:list>
      <text:list xml:id="list6792897272881357473" text:style-name="L1">
        <text:list-item>
          <text:list>
            <text:list-item>
              <text:p text:style-name="P14"><text:span text:style-name="T28">Refrain</text:span><text:span text:style-name="T27">:</text:span><text:line-break/>“Look and live,” my brother, live, Look to Jesus now, and live;<text:line-break/>’Tis recorded in His word, hallelujah! It is only that you “look and live.”</text:p>
              <text:p text:style-name="P14"/>
            </text:list-item>
          </text:list>
        </text:list-item>
        <text:list-item>
          <text:p text:style-name="P14">I’ve a message full of love, hallelujah! A message, O my friend, for you,<text:line-break/>’Tis a message from above, hallelujah! Jesus said it, and I know ’tis true.</text:p>
          <text:p text:style-name="P14"/>
        </text:list-item>
        <text:list-item>
          <text:p text:style-name="P14">Life is offered unto you, hallelujah! Eternal life thy soul shall have,<text:line-break/>If you’ll only look to Him, hallelujah! Look to Jesus who alone can save.</text:p>
          <text:p text:style-name="P14"/>
        </text:list-item>
        <text:list-item>
          <text:p text:style-name="P14">I will tell you how I came, hallelujah! To Jesus when He made me whole<text:line-break/>’Twas believing on His name, hallelujah! I trusted and He saved my soul.</text:p>
        </text:list-item>
      </text:list>
      <text:h text:style-name="P9" text:outline-level="3"/>
      <text:h text:style-name="P5" text:outline-level="3"><text:span text:style-name="T14">By: </text:span><text:span text:style-name="T33">William A. Ogd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rebuchet MS" svg:font-family="'Trebuchet MS', Verdana, Arial, Helvetica, sans-serif"/>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style:text-properties style:font-name="Georgia" fo:font-size="10.5pt" style:font-size-asian="10.5pt" style:font-size-complex="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22</meta:editing-cycles>
    <meta:creation-date>2014-03-28T17:34:00</meta:creation-date>
    <dc:date>2020-04-17T12:21:33.99</dc:date>
    <meta:editing-duration>P1DT3M26S</meta:editing-duration>
    <meta:generator>OpenOffice/4.1.3$Win32 OpenOffice.org_project/413m1$Build-9783</meta:generator>
    <meta:document-statistic meta:table-count="0" meta:image-count="0" meta:object-count="0" meta:page-count="1" meta:paragraph-count="23" meta:word-count="967" meta:character-count="50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